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Bubble Sort</text:p>
          </table:table-cell>
          <table:table-cell table:number-columns-repeated="5"/>
        </table:table-row>
        <table:table-row table:style-name="ro1">
          <table:table-cell table:number-columns-repeated="5"/>
          <table:table-cell>
            <draw:frame table:end-cell-address="Sheet1.M21" table:end-x="0.0768in" table:end-y="0.0339in" draw:z-index="0" draw:style-name="gr1" draw:text-style-name="P1" svg:width="6.2996in" svg:height="3.5457in" svg:x="0.0004in" svg:y="0.1823in">
              <draw:object draw:notify-on-update-of-ranges="Sheet1.A12:Sheet1.A19 Sheet1.B3:Sheet1.B9 Sheet1.B12:Sheet1.B1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Size</text:p>
          </table:table-cell>
          <table:table-cell office:value-type="string">
            <text:p>Time</text:p>
          </table:table-cell>
          <table:table-cell table:number-columns-repeated="4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Selection Sort</text:p>
          </table:table-cell>
          <table:table-cell table:number-columns-repeated="5"/>
        </table:table-row>
        <table:table-row table:style-name="ro1">
          <table:table-cell office:value-type="string">
            <text:p>Size</text:p>
          </table:table-cell>
          <table:table-cell office:value-type="string">
            <text:p>Time</text:p>
          </table:table-cell>
          <table:table-cell table:number-columns-repeated="4"/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0000">
            <text:p>3000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40000">
            <text:p>4000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50000">
            <text:p>5000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60000">
            <text:p>60000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float" office:value="35">
            <text:p>35</text:p>
          </table:table-cell>
          <table:table-cell table:number-columns-repeated="4"/>
        </table:table-row>
        <table:table-row table:style-name="ro1" table:number-rows-repeated="7">
          <table:table-cell table:number-columns-repeated="6"/>
        </table:table-row>
        <table:table-row table:style-name="ro2">
          <table:table-cell table:number-columns-repeated="6"/>
        </table:table-row>
        <table:table-row table:style-name="ro1" table:number-rows-repeated="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2/04/2014</text:date>, <text:time>11:4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</meta:initial-creator>
    <meta:creation-date>2014-02-04T10:56:07.14</meta:creation-date>
    <dc:date>2014-02-04T11:43:23.68</dc:date>
    <dc:creator>rcc </dc:creator>
    <meta:editing-duration>PT1M21S</meta:editing-duration>
    <meta:editing-cycles>1</meta:editing-cycles>
    <meta:document-statistic meta:table-count="3" meta:cell-count="34" meta:object-count="1"/>
    <meta:generator>OpenOffice/4.0.0$Win32 OpenOffice.org_project/400m3$Build-97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2cm" svg:height="9.007cm" xlink:href=".." xlink:type="simple" chart:class="chart:line" chart:column-mapping="0" chart:style-name="ch1">
        <chart:plot-area chart:style-name="ch2" table:cell-range-address="Sheet1.A12:Sheet1.B19 Sheet1.B3:Sheet1.B9" chart:data-source-has-labels="column" svg:x="0.49cm" svg:y="0.86cm" svg:width="14.59cm" svg:height="7.547cm">
          <chartooo:coordinate-region svg:x="1.111cm" svg:y="1.072cm" svg:width="13.412cm" svg:height="6.662cm"/>
          <chart:axis chart:dimension="x" chart:name="primary-x" chart:style-name="ch3" chartooo:axis-type="auto">
            <chartooo:date-scale/>
            <chart:categories table:cell-range-address="Sheet1.A12:Sheet1.A19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3:Sheet1.B9" chart:class="chart:line">
            <chart:data-point chart:repeated="7"/>
          </chart:series>
          <chart:series chart:style-name="ch6" chart:values-cell-range-address="Sheet1.B12:Sheet1.B1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5000">
                <text:p>5000</text:p>
                <draw:g>
                  <svg:desc>Sheet1.A12:Sheet1.A19</svg:desc>
                </draw:g>
              </table:table-cell>
              <table:table-cell office:value-type="float" office:value="NaN">
                <text:p>NaN</text:p>
                <draw:g>
                  <svg:desc>Sheet1.B3:Sheet1.B9</svg:desc>
                </draw:g>
              </table:table-cell>
              <table:table-cell office:value-type="float" office:value="0">
                <text:p>0</text:p>
                <draw:g>
                  <svg:desc>Sheet1.B12:Sheet1.B19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0$Win32 OpenOffice.org_project/400m3$Build-97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